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fo:color="#000000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Project Components</text:span><text:span text:style-name="T2"/></text:p>
      <text:p text:style-name="P1"><text:span text:style-name="T3"/></text:p>
      <text:p text:style-name="P1"><text:span text:style-name="T3">DATABASE MANAGEMENT </text:span></text:p>
      <text:p text:style-name="P1"><text:span text:style-name="T3">Using ETL &amp; MySQL</text:span></text:p>
      <text:p text:style-name="P1"><text:span text:style-name="T3"/></text:p>
      <text:p text:style-name="P1"><text:span text:style-name="T3">BUSINESS LOGIC </text:span></text:p>
      <text:p text:style-name="P1"><text:span text:style-name="T3">Using session beans, entity beans &amp; RESTful API</text:span></text:p>
      <text:p text:style-name="P1"><text:span text:style-name="T3"/></text:p>
      <text:p text:style-name="P1"><text:span text:style-name="T3">Graphical User Interface</text:span></text:p>
      <text:p text:style-name="P1"><text:span text:style-name="T3">Using XAML &amp; C#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